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07582b"/>
    </style:style>
    <style:style style:name="P3" style:family="paragraph" style:parent-style-name="Text_20_body" style:list-style-name="L1">
      <style:text-properties officeooo:paragraph-rsid="0008bde7"/>
    </style:style>
    <style:style style:name="P4" style:family="paragraph" style:parent-style-name="Text_20_body">
      <style:paragraph-properties fo:margin-top="0cm" fo:margin-bottom="0cm" style:contextual-spacing="false"/>
      <style:text-properties fo:font-size="26pt" fo:font-style="italic" style:text-underline-style="solid" style:text-underline-width="auto" style:text-underline-color="font-color" fo:font-weight="bold" officeooo:rsid="0007582b" officeooo:paragraph-rsid="0007582b" style:font-size-asian="26pt" style:font-style-asian="italic" style:font-weight-asian="bold" style:font-size-complex="26pt" style:font-style-complex="italic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font-size="26pt" fo:font-style="italic" style:text-underline-style="solid" style:text-underline-width="auto" style:text-underline-color="font-color" fo:font-weight="bold" officeooo:rsid="0021894d" officeooo:paragraph-rsid="0021894d" style:font-size-asian="26pt" style:font-style-asian="italic" style:font-weight-asian="bold" style:font-size-complex="26pt" style:font-style-complex="italic" style:font-weight-complex="bold"/>
    </style:style>
    <style:style style:name="P6" style:family="paragraph" style:parent-style-name="Text_20_body" style:list-style-name="L1" style:master-page-name="">
      <loext:graphic-properties draw:fill="none"/>
      <style:paragraph-properties fo:margin-left="-1.6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0a23ab" officeooo:paragraph-rsid="000b5138"/>
    </style:style>
    <style:style style:name="P7" style:family="paragraph" style:parent-style-name="Text_20_body" style:list-style-name="L1">
      <loext:graphic-properties draw:fill="none"/>
      <style:paragraph-properties fo:margin-left="-1.6cm" fo:margin-right="0cm" fo:margin-top="0cm" fo:margin-bottom="0.247cm" style:contextual-spacing="false" fo:line-height="115%" fo:text-indent="0cm" style:auto-text-indent="false" fo:background-color="transparent"/>
      <style:text-properties officeooo:rsid="000a23ab" officeooo:paragraph-rsid="000b5138"/>
    </style:style>
    <style:style style:name="P8" style:family="paragraph" style:parent-style-name="Text_20_body">
      <loext:graphic-properties draw:fill="none"/>
      <style:paragraph-properties fo:margin-left="-1.6cm" fo:margin-right="0cm" fo:margin-top="0cm" fo:margin-bottom="0.247cm" style:contextual-spacing="false" fo:line-height="115%" fo:text-indent="0cm" style:auto-text-indent="false" fo:background-color="transparent"/>
      <style:text-properties officeooo:rsid="000a23ab" officeooo:paragraph-rsid="000a23ab"/>
    </style:style>
    <style:style style:name="P9" style:family="paragraph" style:parent-style-name="Text_20_body" style:list-style-name="L1">
      <style:text-properties officeooo:rsid="000b5138" officeooo:paragraph-rsid="000b5138"/>
    </style:style>
    <style:style style:name="P10" style:family="paragraph" style:parent-style-name="Text_20_body">
      <style:text-properties officeooo:rsid="000b5138" officeooo:paragraph-rsid="000b5138"/>
    </style:style>
    <style:style style:name="P11" style:family="paragraph" style:parent-style-name="Text_20_body">
      <style:text-properties officeooo:rsid="000b5138" officeooo:paragraph-rsid="0021fe06"/>
    </style:style>
    <style:style style:name="P12" style:family="paragraph" style:parent-style-name="Text_20_body" style:list-style-name="L1">
      <style:text-properties officeooo:rsid="000bbffb" officeooo:paragraph-rsid="000bbffb"/>
    </style:style>
    <style:style style:name="P13" style:family="paragraph" style:parent-style-name="Text_20_body" style:list-style-name="L1">
      <style:text-properties officeooo:rsid="000e8c11" officeooo:paragraph-rsid="001189ed"/>
    </style:style>
    <style:style style:name="P14" style:family="paragraph" style:parent-style-name="Text_20_body" style:list-style-name="L1">
      <style:text-properties officeooo:rsid="00108884" officeooo:paragraph-rsid="00108884"/>
    </style:style>
    <style:style style:name="P15" style:family="paragraph" style:parent-style-name="Text_20_body">
      <style:text-properties officeooo:rsid="0015dcd9" officeooo:paragraph-rsid="0015dcd9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0b5138" officeooo:paragraph-rsid="000b5138" style:font-style-asian="italic" style:font-style-complex="italic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fo:font-weight="bold" officeooo:rsid="001a87ba" officeooo:paragraph-rsid="001a87ba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fo:font-style="italic" style:text-underline-style="solid" style:text-underline-width="auto" style:text-underline-color="font-color" fo:font-weight="bold" officeooo:rsid="001b9a16" officeooo:paragraph-rsid="001b9a16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style="italic" fo:font-weight="bold" officeooo:rsid="001a87ba" officeooo:paragraph-rsid="001a87ba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fo:font-style="normal" style:text-underline-style="none" fo:font-weight="normal" officeooo:rsid="001a87ba" officeooo:paragraph-rsid="001a87ba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style:text-underline-style="none" fo:font-weight="normal" officeooo:rsid="001a87ba" officeooo:paragraph-rsid="0021fe06" style:font-style-asian="normal" style:font-weight-asian="normal" style:font-style-complex="normal" style:font-weight-complex="normal"/>
    </style:style>
    <style:style style:name="P22" style:family="paragraph" style:parent-style-name="Text_20_body" style:list-style-name="L1">
      <style:text-properties officeooo:rsid="001ed899" officeooo:paragraph-rsid="001ed899"/>
    </style:style>
    <style:style style:name="P23" style:family="paragraph" style:parent-style-name="Text_20_body">
      <loext:graphic-properties draw:fill="none"/>
      <style:paragraph-properties fo:margin-left="-1.6cm" fo:margin-right="0cm" fo:margin-top="0cm" fo:margin-bottom="0.247cm" style:contextual-spacing="false" fo:line-height="115%" fo:text-indent="0cm" style:auto-text-indent="false" fo:background-color="transparent"/>
      <style:text-properties officeooo:rsid="0021894d" officeooo:paragraph-rsid="0021894d"/>
    </style:style>
    <style:style style:name="P24" style:family="paragraph" style:parent-style-name="Text_20_body">
      <style:text-properties officeooo:rsid="0021fe06" officeooo:paragraph-rsid="0021fe06"/>
    </style:style>
    <style:style style:name="P25" style:family="paragraph" style:parent-style-name="Text_20_body">
      <style:text-properties officeooo:paragraph-rsid="0024c99f"/>
    </style:style>
    <style:style style:name="T1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officeooo:rsid="0008bde7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officeooo:rsid="000b5138"/>
    </style:style>
    <style:style style:name="T4" style:family="text">
      <style:text-properties officeooo:rsid="000f246e"/>
    </style:style>
    <style:style style:name="T5" style:family="text">
      <style:text-properties officeooo:rsid="0012ea9b"/>
    </style:style>
    <style:style style:name="T6" style:family="text">
      <style:text-properties officeooo:rsid="00147da5"/>
    </style:style>
    <style:style style:name="T7" style:family="text">
      <style:text-properties fo:font-style="italic" style:text-underline-style="solid" style:text-underline-width="auto" style:text-underline-color="font-color" officeooo:rsid="000b5138" style:font-style-asian="italic" style:font-style-complex="italic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2259c9"/>
    </style:style>
    <style:style style:name="T10" style:family="text">
      <style:text-properties officeooo:rsid="0022dd7e"/>
    </style:style>
    <style:style style:name="T11" style:family="text">
      <style:text-properties officeooo:rsid="00236c71"/>
    </style:style>
    <style:style style:name="T12" style:family="text">
      <style:text-properties officeooo:rsid="0024c99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sk 1.1</text:p>
      <text:p text:style-name="P4">Q’s</text:p>
      <text:list text:style-name="L1">
        <text:list-item>
          <text:p text:style-name="P2">What are the major risks in software projects? </text:p>
        </text:list-item>
        <text:list-item>
          <text:p text:style-name="P1">Who or what could be impacted by software project risks? </text:p>
        </text:list-item>
        <text:list-item>
          <text:p text:style-name="P3">Could any risks be mitigated? </text:p>
          <text:p text:style-name="P6"><text:span text:style-name="T2">N</text:span><text:span text:style-name="T1">otes</text:span></text:p>
          <text:p text:style-name="P7"><text:span text:style-name="T7">Risks</text:span><text:span text:style-name="T3">:</text:span></text:p>
          <text:p text:style-name="P9">Managers only aware when problem occurs in project</text:p>
          <text:p text:style-name="P13">Internal<text:span text:style-name="T4">(inside the org)</text:span> and external risks<text:span text:style-name="T4">(outside the org)</text:span></text:p>
          <text:p text:style-name="P12">Poor Project Management <text:span text:style-name="T5">(Poor Communication, Ill Defined Scope, inexperienced project manager)</text:span></text:p>
          <text:p text:style-name="P14">Financial Risks <text:span text:style-name="T6">(bad choice of tools, key data loss, insufficient specs for dev and test)</text:span></text:p>
          <text:p text:style-name="P14">People Risks <text:span text:style-name="T6">(Lack of skill, loosing critical staff, no motivation)</text:span></text:p>
          <text:p text:style-name="P14">Requirement risks <text:span text:style-name="T6">(Stakeholder who doesn’t engage, drastic changes in requirements )</text:span></text:p>
        </text:list-item>
      </text:list>
      <text:p text:style-name="P10"><text:tab/>Estimation <text:span text:style-name="T6">risks (unrealistic deadlines, poor budgeting, improper use of resources)</text:span></text:p>
      <text:p text:style-name="P19">Management</text:p>
      <text:p text:style-name="P10">Ill-defined project scope</text:p>
      <text:p text:style-name="P10">Project milestone cannot be defined</text:p>
      <text:p text:style-name="P10">Ill-defined project requirements</text:p>
      <text:p text:style-name="P10">Requirements change</text:p>
      <text:p text:style-name="P10">Incomplete requirements</text:p>
      <text:p text:style-name="P10">Ill-defined project planning</text:p>
      <text:p text:style-name="P10">Ill-defined project completion time</text:p>
      <text:p text:style-name="P10">Lack of agile progress tracking mechanism</text:p>
      <text:p text:style-name="P10">Too many projects</text:p>
      <text:p text:style-name="P10">Lack of customer presence </text:p>
      <text:p text:style-name="P10">Ill-defined customer role </text:p>
      <text:p text:style-name="P10">Failure to manage end-user expectation</text:p>
      <text:p text:style-name="P10">Lack of quality focus</text:p>
      <text:p text:style-name="P10">Lack of resources</text:p>
      <text:p text:style-name="P10">Inexperience project manager</text:p>
      <text:p text:style-name="P10"><text:soft-page-break/>Lack of management commitment</text:p>
      <text:p text:style-name="P10">Lack of project management competence</text:p>
      <text:p text:style-name="P10">Top manager make decisions without consulting the others</text:p>
      <text:p text:style-name="P10">No control over staff priorities</text:p>
      <text:p text:style-name="P10">Improper definition of roles and responsibilities</text:p>
      <text:p text:style-name="P10">Poor internal communication </text:p>
      <text:p text:style-name="P17"/>
      <text:p text:style-name="P17">People</text:p>
      <text:p text:style-name="P20">Lack of necessary skill-set</text:p>
      <text:p text:style-name="P20">Experience and training problem</text:p>
      <text:p text:style-name="P20">Lack of team work</text:p>
      <text:p text:style-name="P20">Unmotivated team member</text:p>
      <text:p text:style-name="P20">Pressure to deliver project on an accelerated schedule</text:p>
      <text:p text:style-name="P20">Resistance from groups or individuals</text:p>
      <text:p text:style-name="P20">Conflicts between team member</text:p>
      <text:p text:style-name="P20">Losing critical staff at crucial point of the project</text:p>
      <text:p text:style-name="P20">Bad customer relationship </text:p>
      <text:p text:style-name="P20"/>
      <text:p text:style-name="P18">Technology<text:span text:style-name="T8">:</text:span></text:p>
      <text:p text:style-name="P18"><text:span text:style-name="T8">Team member unfamiliar with the technology</text:span></text:p>
      <text:p text:style-name="P18"><text:span text:style-name="T8">Users unfamiliar with technology and require additional training</text:span></text:p>
      <text:p text:style-name="P18"><text:span text:style-name="T8">Lack of key technology</text:span></text:p>
      <text:p text:style-name="P18"><text:span text:style-name="T8">Inappropriateness of technology and tools </text:span></text:p>
      <text:p text:style-name="P18"><text:span text:style-name="T8">Staining computer capabilities</text:span></text:p>
      <text:p text:style-name="P18"><text:span text:style-name="T8">Software error kills experiment</text:span></text:p>
      <text:p text:style-name="P18"><text:span text:style-name="T8">Software error loses key data</text:span></text:p>
      <text:p text:style-name="P18"><text:span text:style-name="T8">Processor memory insufficient</text:span></text:p>
      <text:p text:style-name="P18"><text:span text:style-name="T8">Database management software uses derived data</text:span></text:p>
      <text:p text:style-name="P18"><text:span text:style-name="T8"/></text:p>
      <text:p text:style-name="P18"><text:span text:style-name="T8"/></text:p>
      <text:p text:style-name="P16">Who Is Impacted:</text:p>
      <text:p text:style-name="P15">Stakeholders, Users, Developers, Managers</text:p>
      <text:p text:style-name="P10"><text:soft-page-break/></text:p>
      <text:p text:style-name="P16">Mitigations:</text:p>
      <text:list text:continue-numbering="true" text:style-name="L1">
        <text:list-header>
          <text:p text:style-name="P9">Sensitivity Analysis</text:p>
          <text:p text:style-name="P22">Mitigation plans such as training / <text:s/>always making sure that the team members have good teamwork</text:p>
          <text:p text:style-name="P22">Risk Visualisation via SWOT analysis graph</text:p>
        </text:list-header>
      </text:list>
      <text:p text:style-name="P8"><text:span text:style-name="T1"/></text:p>
      <text:p text:style-name="P23"><text:span text:style-name="T1">Task 1.2</text:span></text:p>
      <text:p text:style-name="P24">Poor choice of technologies</text:p>
      <text:p text:style-name="P21">Losing critical staff at crucial point of the project</text:p>
      <text:p text:style-name="P11">Top manager make decisions without consulting the others</text:p>
      <text:p text:style-name="P11"/>
      <text:p text:style-name="P25"><text:span text:style-name="T9">Poor choice of technologies leads to issues such as wasted time with having to find verbose ways to solve a problem while other tools may solve it more elegantly and with more ease </text:span><text:span text:style-name="T10">which impacts users as it hinders the quality of the product as well as effecting business operation as the more time spent extending a project </text:span>unnecessarily,<text:span text:style-name="T10"> is wasted </text:span><text:span text:style-name="T11">for the </text:span><text:span text:style-name="T10">business</text:span><text:span text:style-name="T11">. </text:span><text:span text:style-name="T12">A manager making decisions on a product without consulting the people building it is an uninformed one leading to potentially serious ramifications such as a worsened user experience and therefore a hindered </text:span><text:span text:style-name="T10">business </text:span><text:span text:style-name="T12">as stakeholders and users may be less willing to invest into such a service , app, etc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09:15:11.329241342</meta:creation-date>
    <dc:date>2025-09-24T10:00:11.223680391</dc:date>
    <meta:editing-duration>PT44M50S</meta:editing-duration>
    <meta:editing-cycles>29</meta:editing-cycles>
    <meta:generator>LibreOffice/24.2.7.2$Linux_X86_64 LibreOffice_project/420$Build-2</meta:generator>
    <meta:document-statistic meta:table-count="0" meta:image-count="0" meta:object-count="0" meta:page-count="3" meta:paragraph-count="67" meta:word-count="448" meta:character-count="3034" meta:non-whitespace-character-count="2646"/>
  </office:meta>
</office:document-meta>
</file>